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lang_code_to_programming_language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Submission…/helper: json key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NOT SPECIFY C++ ST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ust checker + rand descript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28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9:57:27.014533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21:56:12.766685943</dc:date>
    <meta:editing-duration>P6DT55M57S</meta:editing-duration>
    <meta:editing-cycles>346</meta:editing-cycles>
    <meta:generator>LibreOffice/7.3.1.3$Linux_X86_64 LibreOffice_project/30$Build-3</meta:generator>
    <meta:document-statistic meta:table-count="1" meta:cell-count="1211" meta:object-count="0"/>
  </office:meta>
</office:document-meta>
</file>